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9900" draw:textarea-horizontal-align="justify" draw:textarea-vertical-align="middle" draw:auto-grow-height="false" fo:min-height="11.85cm" fo:min-width="10cm" draw:shadow="hidden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4.262cm" fo:min-width="4.612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0.85cm" fo:min-width="3.3cm"/>
    </style:style>
    <style:style style:name="gr4" style:family="graphic" style:parent-style-name="standard">
      <style:graphic-properties draw:fill="solid" draw:fill-color="#ccff00" draw:textarea-horizontal-align="justify" draw:textarea-vertical-align="middle" draw:auto-grow-height="false" fo:min-height="0.85cm" fo:min-width="3.3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5.104cm" fo:min-width="4.554cm"/>
    </style:style>
    <style:style style:name="gr6" style:family="graphic" style:parent-style-name="standard">
      <style:graphic-properties draw:fill="solid" draw:fill-color="#ffcc00" draw:textarea-horizontal-align="justify" draw:textarea-vertical-align="middle" draw:auto-grow-height="false" fo:min-height="0.85cm" fo:min-width="3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cc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16.75cm" fo:min-width="14.1cm" draw:shadow="hidden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 fo:min-height="3.992cm" fo:min-width="4.6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4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08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cc" draw:textarea-horizontal-align="justify" draw:textarea-vertical-align="middle" draw:auto-grow-height="false" fo:min-height="0.64cm" fo:min-width="0.39cm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 fo:min-height="3.991cm" fo:min-width="4.6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474cm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 fo:min-height="3cm" fo:min-width="4.75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16.75cm" fo:min-width="14.1cm" draw:shadow="hidden"/>
    </style:style>
    <style:style style:name="gr19" style:family="graphic" style:parent-style-name="standard">
      <style:graphic-properties draw:fill="solid" draw:fill-color="#abb4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0.5cm" svg:height="12.1cm" svg:x="9.1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5cm" svg:x="10.1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3.8cm" svg:height="1.1cm" svg:x="11.1cm" svg:y="6.7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.8cm" svg:height="1.1cm" svg:x="11.1cm" svg:y="8.4cm">
          <text:p text:style-name="P1">Play Ap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er4" svg:width="5.6cm" svg:height="5.9cm" svg:x="10.1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er4" svg:width="3.8cm" svg:height="1.1cm" svg:x="11.1cm" svg:y="11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er4" svg:width="3.8cm" svg:height="1.1cm" svg:x="11.1cm" svg:y="12.5cm">
          <text:p text:style-name="P1">MariaDB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er4" svg:width="3.8cm" svg:height="1.1cm" svg:x="11.1cm" svg:y="14cm">
          <text:p text:style-name="P1">MongoDB</text:p>
          <draw:enhanced-geometry svg:viewBox="0 0 21600 21600" draw:type="rectangle" draw:enhanced-path="M 0 0 L 21600 0 21600 21600 0 21600 0 0 Z N"/>
        </draw:custom-shape>
        <draw:frame draw:style-name="gr7" draw:layer="Layer4" svg:width="2.974cm" svg:height="0.962cm" svg:x="11.5cm" svg:y="5.4cm">
          <draw:text-box>
            <text:p>PAMM-A</text:p>
          </draw:text-box>
        </draw:frame>
        <draw:frame draw:style-name="gr7" draw:layer="Layer4" svg:width="2.974cm" svg:height="0.962cm" svg:x="11.5cm" svg:y="15.3cm">
          <draw:text-box>
            <text:p>PAMM-B</text:p>
          </draw:text-box>
        </draw:frame>
        <draw:connector draw:style-name="gr8" draw:text-style-name="P1" draw:layer="Layer4" svg:x1="13cm" svg:y1="9.5cm" svg:x2="13cm" svg:y2="11cm" draw:start-shape="id1" draw:end-shape="id2" draw:end-glue-point="0" svg:d="M13000 9500v1500" svg:viewBox="0 0 1 1501">
          <text:p/>
        </draw:connector>
        <draw:connector draw:style-name="gr8" draw:text-style-name="P1" draw:layer="Layer4" svg:x1="13cm" svg:y1="7.8cm" svg:x2="13cm" svg:y2="8.4cm" draw:start-shape="id3" draw:start-glue-point="2" draw:end-shape="id1" draw:end-glue-point="0" svg:d="M13000 7800v600" svg:viewBox="0 0 1 601">
          <text:p/>
        </draw:connector>
        <draw:connector draw:style-name="gr8" draw:text-style-name="P1" draw:layer="Layer4" svg:x1="11.1cm" svg:y1="11.55cm" svg:x2="11.1cm" svg:y2="13.05cm" draw:start-shape="id2" draw:start-glue-point="3" draw:end-shape="id4" draw:end-glue-point="3" svg:d="M11100 11550h-501v1500h501" svg:viewBox="0 0 502 1501">
          <text:p/>
        </draw:connector>
        <draw:connector draw:style-name="gr8" draw:text-style-name="P1" draw:layer="Layer4" svg:x1="14.9cm" svg:y1="11.55cm" svg:x2="14.9cm" svg:y2="14.55cm" draw:start-shape="id2" draw:end-shape="id5" draw:end-glue-point="1" svg:d="M14900 11550h501v3000h-501" svg:viewBox="0 0 502 3001">
          <text:p/>
        </draw:connector>
        <draw:custom-shape draw:style-name="gr9" draw:text-style-name="P1" xml:id="id6" draw:id="id6" draw:layer="Layer4" svg:width="1.4cm" svg:height="1.4cm" svg:x="17.232cm" svg:y="6.5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8" draw:text-style-name="P1" draw:layer="Layer4" svg:x1="17.232cm" svg:y1="7.248cm" svg:x2="14.9cm" svg:y2="7.25cm" draw:start-shape="id6" draw:start-glue-point="6" draw:end-shape="id3" draw:end-glue-point="1" svg:d="M17232 7248h-1190v2h-1142" svg:viewBox="0 0 2333 3">
          <text:p/>
        </draw:connector>
      </draw:page>
      <draw:page draw:name="page2" draw:style-name="dp1" draw:master-page-name="Default">
        <draw:custom-shape draw:style-name="gr10" draw:text-style-name="P1" draw:layer="Layer4" svg:width="14.6cm" svg:height="17cm" svg:x="7.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.6cm" svg:height="4.7cm" svg:x="8.3cm" svg:y="6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3.8cm" svg:height="1.1cm" svg:x="9.3cm" svg:y="8.3cm">
          <text:p text:style-name="P2">NGin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8cm" svg:height="1.1cm" svg:x="9.3cm" svg:y="9.8cm">
          <text:p text:style-name="P2">Play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er4" svg:width="5.6cm" svg:height="5.9cm" svg:x="11.9cm" svg:y="12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er4" svg:width="3.8cm" svg:height="1.1cm" svg:x="12.9cm" svg:y="12.7cm">
          <text:p text:style-name="P2">NGin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er4" svg:width="3.8cm" svg:height="1.1cm" svg:x="12.9cm" svg:y="14.2cm">
          <text:p text:style-name="P2">Maria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" draw:id="id11" draw:layer="Layer4" svg:width="3.8cm" svg:height="1.1cm" svg:x="12.9cm" svg:y="15.7cm">
          <text:p text:style-name="P2">MongoD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er4" svg:width="2.974cm" svg:height="0.962cm" svg:x="9.7cm" svg:y="7cm">
          <draw:text-box>
            <text:p text:style-name="P3">PAMM-B</text:p>
          </draw:text-box>
        </draw:frame>
        <draw:frame draw:style-name="gr13" draw:text-style-name="P3" draw:layer="Layer4" svg:width="3.008cm" svg:height="0.962cm" svg:x="13.3cm" svg:y="17cm">
          <draw:text-box>
            <text:p text:style-name="P3">PAMM-D</text:p>
          </draw:text-box>
        </draw:frame>
        <draw:connector draw:style-name="gr8" draw:text-style-name="P1" draw:layer="Layer4" svg:x1="11.2cm" svg:y1="10.9cm" svg:x2="14.8cm" svg:y2="12.7cm" draw:start-shape="id7" draw:end-shape="id8" draw:end-glue-point="0" svg:d="M11200 10900v900h3600v900" svg:viewBox="0 0 3601 1801">
          <text:p/>
        </draw:connector>
        <draw:connector draw:style-name="gr8" draw:text-style-name="P1" draw:layer="Layer4" svg:x1="11.2cm" svg:y1="9.4cm" svg:x2="11.2cm" svg:y2="9.8cm" draw:start-shape="id9" draw:start-glue-point="2" draw:end-shape="id7" draw:end-glue-point="0" svg:d="M11200 9400v400" svg:viewBox="0 0 1 401">
          <text:p/>
        </draw:connector>
        <draw:connector draw:style-name="gr8" draw:text-style-name="P1" draw:layer="Layer4" svg:x1="12.9cm" svg:y1="13.25cm" svg:x2="12.9cm" svg:y2="14.75cm" draw:start-shape="id8" draw:start-glue-point="3" draw:end-shape="id10" draw:end-glue-point="3" svg:d="M12900 13250h-501v1500h501" svg:viewBox="0 0 502 1501">
          <text:p/>
        </draw:connector>
        <draw:connector draw:style-name="gr8" draw:text-style-name="P1" draw:layer="Layer4" svg:x1="16.7cm" svg:y1="13.25cm" svg:x2="16.7cm" svg:y2="16.25cm" draw:start-shape="id8" draw:end-shape="id11" draw:end-glue-point="1" svg:d="M16700 13250h501v3000h-501" svg:viewBox="0 0 502 3001">
          <text:p/>
        </draw:connector>
        <draw:custom-shape draw:style-name="gr14" draw:text-style-name="P1" xml:id="id15" draw:id="id15" draw:layer="Layer4" svg:width="1.4cm" svg:height="1.4cm" svg:x="18.3cm" svg:y="4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1" draw:layer="Layer4" svg:width="5.6cm" svg:height="4.699cm" svg:x="15.601cm" svg:y="6.8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er4" svg:width="3.8cm" svg:height="1.1cm" svg:x="16.601cm" svg:y="8.301cm">
          <text:p text:style-name="P2">NGin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er4" svg:width="3.8cm" svg:height="1.1cm" svg:x="16.601cm" svg:y="9.801cm">
          <text:p text:style-name="P2">Play 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er4" svg:width="3.199cm" svg:height="1.673cm" svg:x="17.001cm" svg:y="7.001cm">
          <draw:text-box>
            <text:p text:style-name="P3">PAMM-C</text:p>
          </draw:text-box>
        </draw:frame>
        <draw:connector draw:style-name="gr8" draw:text-style-name="P1" draw:layer="Layer4" svg:x1="18.501cm" svg:y1="9.401cm" svg:x2="18.501cm" svg:y2="9.801cm" draw:start-shape="id12" draw:start-glue-point="2" draw:end-shape="id13" draw:end-glue-point="0" svg:d="M18501 9401v400" svg:viewBox="0 0 1 401">
          <text:p/>
        </draw:connector>
        <draw:connector draw:style-name="gr8" draw:text-style-name="P1" draw:layer="Layer4" svg:x1="18.501cm" svg:y1="10.901cm" svg:x2="14.8cm" svg:y2="12.7cm" draw:start-shape="id13" draw:start-glue-point="2" draw:end-shape="id8" draw:end-glue-point="0" svg:d="M18501 10901v900h-3701v899" svg:viewBox="0 0 3702 1800">
          <text:p/>
        </draw:connector>
        <draw:custom-shape draw:style-name="gr17" draw:text-style-name="P1" draw:layer="Layer4" svg:width="5.6cm" svg:height="3.6cm" svg:x="11.8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er4" svg:width="3.8cm" svg:height="1.1cm" svg:x="12.8cm" svg:y="4.2cm">
          <text:p text:style-name="P2">HA-Proxy</text:p>
          <draw:enhanced-geometry svg:viewBox="0 0 21600 21600" draw:type="rectangle" draw:enhanced-path="M 0 0 L 21600 0 21600 21600 0 21600 0 0 Z N"/>
        </draw:custom-shape>
        <draw:frame draw:style-name="gr7" draw:text-style-name="P3" draw:layer="Layer4" svg:width="2.974cm" svg:height="0.962cm" svg:x="13.2cm" svg:y="2.9cm">
          <draw:text-box>
            <text:p text:style-name="P3">PAMM-A</text:p>
          </draw:text-box>
        </draw:frame>
        <draw:connector draw:style-name="gr8" draw:text-style-name="P1" draw:layer="Layer4" svg:x1="14.7cm" svg:y1="5.3cm" svg:x2="13.1cm" svg:y2="8.85cm" draw:start-shape="id14" draw:start-glue-point="2" draw:end-shape="id9" draw:end-glue-point="1" svg:d="M14700 5300v3550h-1600" svg:viewBox="0 0 1601 3551">
          <text:p/>
        </draw:connector>
        <draw:connector draw:style-name="gr8" draw:text-style-name="P1" draw:layer="Layer4" svg:x1="14.7cm" svg:y1="5.3cm" svg:x2="16.601cm" svg:y2="8.851cm" draw:start-shape="id14" draw:start-glue-point="2" draw:end-shape="id12" draw:end-glue-point="3" svg:d="M14700 5300v3551h1901" svg:viewBox="0 0 1902 3552">
          <text:p/>
        </draw:connector>
        <draw:connector draw:style-name="gr8" draw:text-style-name="P1" draw:layer="Layer4" svg:x1="18.3cm" svg:y1="4.748cm" svg:x2="16.6cm" svg:y2="4.75cm" draw:start-shape="id15" draw:start-glue-point="6" draw:end-shape="id14" svg:d="M18300 4748h-874v2h-826" svg:viewBox="0 0 1701 3">
          <text:p/>
        </draw:connector>
      </draw:page>
      <draw:page draw:name="page3" draw:style-name="dp1" draw:master-page-name="Default">
        <draw:custom-shape draw:style-name="gr18" draw:text-style-name="P1" draw:layer="Layer4" svg:width="14.6cm" svg:height="17cm" svg:x="7.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.6cm" svg:height="4.7cm" svg:x="8.3cm" svg:y="6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8" draw:id="id18" draw:layer="layout" svg:width="3.8cm" svg:height="1.1cm" svg:x="9.3cm" svg:y="8.3cm">
          <text:p text:style-name="P2">NGin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3.8cm" svg:height="1.1cm" svg:x="9.3cm" svg:y="9.8cm">
          <text:p text:style-name="P2">Play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8" draw:id="id28" draw:layer="Layer4" svg:width="5.6cm" svg:height="5.9cm" svg:x="8.3cm" svg:y="12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7" draw:id="id17" draw:layer="Layer4" svg:width="3.8cm" svg:height="1.1cm" svg:x="9.3cm" svg:y="12.7cm">
          <text:p text:style-name="P2">NGin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er4" svg:width="3.8cm" svg:height="1.1cm" svg:x="9.3cm" svg:y="14.2cm">
          <text:p text:style-name="P2">Maria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0" draw:id="id20" draw:layer="Layer4" svg:width="3.8cm" svg:height="1.1cm" svg:x="9.3cm" svg:y="15.7cm">
          <text:p text:style-name="P2">MongoD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er4" svg:width="2.974cm" svg:height="0.962cm" svg:x="9.7cm" svg:y="7cm">
          <draw:text-box>
            <text:p text:style-name="P3">PAMM-B</text:p>
          </draw:text-box>
        </draw:frame>
        <draw:frame draw:style-name="gr13" draw:text-style-name="P3" draw:layer="Layer4" svg:width="3.008cm" svg:height="0.962cm" svg:x="9.7cm" svg:y="17cm">
          <draw:text-box>
            <text:p text:style-name="P3">PAMM-D</text:p>
          </draw:text-box>
        </draw:frame>
        <draw:connector draw:style-name="gr8" draw:text-style-name="P1" draw:layer="Layer4" svg:x1="11.2cm" svg:y1="10.9cm" svg:x2="11.2cm" svg:y2="12.7cm" draw:start-shape="id16" draw:end-shape="id17" draw:end-glue-point="0" svg:d="M11200 10900v1800" svg:viewBox="0 0 1 1801">
          <text:p/>
        </draw:connector>
        <draw:connector draw:style-name="gr8" draw:text-style-name="P1" draw:layer="Layer4" svg:x1="11.2cm" svg:y1="9.4cm" svg:x2="11.2cm" svg:y2="9.8cm" draw:start-shape="id18" draw:start-glue-point="2" draw:end-shape="id16" draw:end-glue-point="0" svg:d="M11200 9400v400" svg:viewBox="0 0 1 401">
          <text:p/>
        </draw:connector>
        <draw:connector draw:style-name="gr8" draw:text-style-name="P1" draw:layer="Layer4" svg:x1="9.3cm" svg:y1="13.25cm" svg:x2="9.3cm" svg:y2="14.75cm" draw:start-shape="id17" draw:start-glue-point="3" draw:end-shape="id19" draw:end-glue-point="3" svg:d="M9300 13250h-501v1500h501" svg:viewBox="0 0 502 1501">
          <text:p/>
        </draw:connector>
        <draw:connector draw:style-name="gr8" draw:text-style-name="P1" draw:layer="Layer4" svg:x1="13.1cm" svg:y1="13.25cm" svg:x2="13.1cm" svg:y2="16.25cm" draw:start-shape="id17" draw:end-shape="id20" draw:end-glue-point="1" svg:d="M13100 13250h501v3000h-501" svg:viewBox="0 0 502 3001">
          <text:p/>
        </draw:connector>
        <draw:custom-shape draw:style-name="gr14" draw:text-style-name="P1" xml:id="id25" draw:id="id25" draw:layer="Layer4" svg:width="1.4cm" svg:height="1.4cm" svg:x="18.3cm" svg:y="4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1" draw:layer="Layer4" svg:width="5.6cm" svg:height="4.699cm" svg:x="15.601cm" svg:y="6.8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1" draw:id="id21" draw:layer="Layer4" svg:width="3.8cm" svg:height="1.1cm" svg:x="16.601cm" svg:y="8.301cm">
          <text:p text:style-name="P2">NGin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2" draw:id="id22" draw:layer="Layer4" svg:width="3.8cm" svg:height="1.1cm" svg:x="16.601cm" svg:y="9.801cm">
          <text:p text:style-name="P2">Play 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er4" svg:width="3.199cm" svg:height="1.673cm" svg:x="17.001cm" svg:y="7.001cm">
          <draw:text-box>
            <text:p text:style-name="P3">PAMM-C</text:p>
          </draw:text-box>
        </draw:frame>
        <draw:connector draw:style-name="gr8" draw:text-style-name="P1" draw:layer="Layer4" svg:x1="18.501cm" svg:y1="9.401cm" svg:x2="18.501cm" svg:y2="9.801cm" draw:start-shape="id21" draw:start-glue-point="2" draw:end-shape="id22" draw:end-glue-point="0" svg:d="M18501 9401v400" svg:viewBox="0 0 1 401">
          <text:p/>
        </draw:connector>
        <draw:connector draw:style-name="gr8" draw:text-style-name="P1" draw:layer="Layer4" svg:x1="18.501cm" svg:y1="10.901cm" svg:x2="18.501cm" svg:y2="12.701cm" draw:start-shape="id22" draw:start-glue-point="2" draw:end-shape="id23" draw:end-glue-point="0" svg:d="M18501 10901v1800" svg:viewBox="0 0 1 1801">
          <text:p/>
        </draw:connector>
        <draw:custom-shape draw:style-name="gr17" draw:text-style-name="P1" draw:layer="Layer4" svg:width="5.6cm" svg:height="3.6cm" svg:x="11.8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4" draw:id="id24" draw:layer="Layer4" svg:width="3.8cm" svg:height="1.1cm" svg:x="12.8cm" svg:y="4.2cm">
          <text:p text:style-name="P2">HA-Proxy</text:p>
          <draw:enhanced-geometry svg:viewBox="0 0 21600 21600" draw:type="rectangle" draw:enhanced-path="M 0 0 L 21600 0 21600 21600 0 21600 0 0 Z N"/>
        </draw:custom-shape>
        <draw:frame draw:style-name="gr7" draw:text-style-name="P3" draw:layer="Layer4" svg:width="2.974cm" svg:height="0.962cm" svg:x="13.2cm" svg:y="2.9cm">
          <draw:text-box>
            <text:p text:style-name="P3">PAMM-A</text:p>
          </draw:text-box>
        </draw:frame>
        <draw:connector draw:style-name="gr8" draw:text-style-name="P1" draw:layer="Layer4" svg:x1="14.7cm" svg:y1="5.3cm" svg:x2="13.1cm" svg:y2="8.85cm" draw:start-shape="id24" draw:start-glue-point="2" draw:end-shape="id18" draw:end-glue-point="1" svg:d="M14700 5300v3550h-1600" svg:viewBox="0 0 1601 3551">
          <text:p/>
        </draw:connector>
        <draw:connector draw:style-name="gr8" draw:text-style-name="P1" draw:layer="Layer4" svg:x1="14.7cm" svg:y1="5.3cm" svg:x2="16.601cm" svg:y2="8.851cm" draw:start-shape="id24" draw:start-glue-point="2" draw:end-shape="id21" draw:end-glue-point="3" svg:d="M14700 5300v3551h1901" svg:viewBox="0 0 1902 3552">
          <text:p/>
        </draw:connector>
        <draw:connector draw:style-name="gr8" draw:text-style-name="P1" draw:layer="Layer4" svg:x1="18.3cm" svg:y1="4.748cm" svg:x2="16.6cm" svg:y2="4.75cm" draw:start-shape="id25" draw:start-glue-point="6" draw:end-shape="id24" svg:d="M18300 4748h-874v2h-826" svg:viewBox="0 0 1701 3">
          <text:p/>
        </draw:connector>
        <draw:custom-shape draw:style-name="gr5" draw:text-style-name="P1" xml:id="id29" draw:id="id29" draw:layer="Layer4" svg:width="5.6cm" svg:height="5.9cm" svg:x="15.601cm" svg:y="12.3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3" draw:id="id23" draw:layer="Layer4" svg:width="3.8cm" svg:height="1.1cm" svg:x="16.601cm" svg:y="12.701cm">
          <text:p text:style-name="P2">NGin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6" draw:id="id26" draw:layer="Layer4" svg:width="3.8cm" svg:height="1.1cm" svg:x="16.601cm" svg:y="14.201cm">
          <text:p text:style-name="P2">Maria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7" draw:id="id27" draw:layer="Layer4" svg:width="3.8cm" svg:height="1.1cm" svg:x="16.601cm" svg:y="15.701cm">
          <text:p text:style-name="P2">MongoD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er4" svg:width="3.008cm" svg:height="0.962cm" svg:x="17.001cm" svg:y="17.001cm">
          <draw:text-box>
            <text:p text:style-name="P3">PAMM-E</text:p>
          </draw:text-box>
        </draw:frame>
        <draw:connector draw:style-name="gr8" draw:text-style-name="P1" draw:layer="Layer4" svg:x1="16.601cm" svg:y1="13.251cm" svg:x2="16.601cm" svg:y2="14.751cm" draw:start-shape="id23" draw:start-glue-point="3" draw:end-shape="id26" draw:end-glue-point="3" svg:d="M16601 13251h-501v1500h501" svg:viewBox="0 0 502 1501">
          <text:p/>
        </draw:connector>
        <draw:connector draw:style-name="gr8" draw:text-style-name="P1" draw:layer="Layer4" svg:x1="20.401cm" svg:y1="13.251cm" svg:x2="20.401cm" svg:y2="16.251cm" draw:start-shape="id23" draw:end-shape="id27" draw:end-glue-point="1" svg:d="M20401 13251h501v3000h-501" svg:viewBox="0 0 502 3001">
          <text:p/>
        </draw:connector>
        <draw:connector draw:style-name="gr19" draw:text-style-name="P1" draw:layer="Layer4" svg:x1="13.9cm" svg:y1="15.25cm" svg:x2="15.601cm" svg:y2="15.251cm" draw:start-shape="id28" draw:start-glue-point="1" draw:end-shape="id29" draw:end-glue-point="3" svg:d="M13900 15250h851v1h850" svg:viewBox="0 0 17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20:00:07.490833243</meta:creation-date>
    <dc:date>2016-02-14T21:11:26.649506843</dc:date>
    <meta:editing-duration>PT8M35S</meta:editing-duration>
    <meta:editing-cycles>2</meta:editing-cycles>
    <meta:generator>LibreOffice/4.3.7.2$Linux_X86_64 LibreOffice_project/430$Build-2</meta:generator>
    <meta:document-statistic meta:object-count="78"/>
  </office:meta>
</office:document-meta>
</file>